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f40aa" officeooo:paragraph-rsid="000f40aa"/>
    </style:style>
    <style:style style:name="P2" style:family="paragraph" style:parent-style-name="Standard">
      <style:text-properties officeooo:rsid="000f40aa" officeooo:paragraph-rsid="000f40aa"/>
    </style:style>
    <style:style style:name="P3" style:family="paragraph" style:parent-style-name="Standard" style:list-style-name="L3">
      <style:text-properties officeooo:rsid="00107be1" officeooo:paragraph-rsid="00107be1"/>
    </style:style>
    <style:style style:name="P4" style:family="paragraph" style:parent-style-name="Standard">
      <style:text-properties officeooo:rsid="00107be1" officeooo:paragraph-rsid="00107be1"/>
    </style:style>
    <style:style style:name="P5" style:family="paragraph" style:parent-style-name="Standard" style:list-style-name="L4">
      <style:text-properties officeooo:rsid="00107be1" officeooo:paragraph-rsid="00107be1"/>
    </style:style>
    <style:style style:name="P6" style:family="paragraph" style:parent-style-name="Standard">
      <style:text-properties fo:font-weight="bold" officeooo:rsid="00107be1" officeooo:paragraph-rsid="00107be1" style:font-weight-asian="bold" style:font-weight-complex="bold"/>
    </style:style>
    <style:style style:name="P7" style:family="paragraph" style:parent-style-name="Standard" style:list-style-name="L5">
      <style:text-properties fo:font-weight="normal" officeooo:rsid="00107be1" officeooo:paragraph-rsid="00107be1" style:font-weight-asian="normal" style:font-weight-complex="normal"/>
    </style:style>
    <style:style style:name="P8" style:family="paragraph" style:parent-style-name="Standard">
      <style:text-properties fo:font-weight="normal" officeooo:rsid="00107be1" officeooo:paragraph-rsid="00107be1" style:font-weight-asian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T1" style:family="text">
      <style:text-properties officeooo:rsid="00107be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pp de treinos com frequência e gráficos;</text:p>
      <text:p text:style-name="P2"/>
      <text:p text:style-name="P2">2. Requisitos:</text:p>
      <text:p text:style-name="P2">O usuário deve poder se cadastrar no app através de seu nome de usuário e senha, feito o login, dentro do app ele poderá registrar seus treinos do dia, por exemplo: Segunda – bíceps, tríceps e antebraço. Poderá registrar o nome do exercício se esse não estiver dentre as opções disponíveis como por exemplo “rosca direta”, poderá também colocar o valor do peso em kgs e o nº de repetições. Dentro do app também, o usuário terá acesso a um gráfico de treinos realizados durante um intervalo de tempo determinado por ele, além de poder acompanhar sua progressão de carga em exercícios selecionados.</text:p>
      <text:p text:style-name="P2"/>
      <text:p text:style-name="P2"/>
      <text:h text:style-name="P1" text:outline-level="3">✅ <text:span text:style-name="Strong_20_Emphasis">Essencial (MVP) – </text:span><text:span text:style-name="Strong_20_Emphasis"><text:span text:style-name="T1">Mínimo Viável Produto</text:span></text:span></text:h>
      <text:p text:style-name="Text_20_body">Foco total nesses primeiros:</text:p>
      <text:list text:style-name="L1">
        <text:list-item>
          <text:p text:style-name="P9"><text:span text:style-name="Strong_20_Emphasis">Cadastro e login simples (local):</text:span></text:p>
          <text:list>
            <text:list-item>
              <text:p text:style-name="P9">Nome de usuário e senha</text:p>
            </text:list-item>
            <text:list-item>
              <text:p text:style-name="P9">Autenticação básica (pode ser armazenada localmente no JSON pra começo)</text:p>
            </text:list-item>
          </text:list>
        </text:list-item>
        <text:list-item>
          <text:p text:style-name="P9"><text:span text:style-name="Strong_20_Emphasis">Registro de treino diário:</text:span></text:p>
          <text:list>
            <text:list-item>
              <text:p text:style-name="P9">Data do treino</text:p>
            </text:list-item>
            <text:list-item>
              <text:p text:style-name="P9">Grupos musculares trabalhados (ex: bíceps, tríceps)</text:p>
            </text:list-item>
            <text:list-item>
              <text:p text:style-name="P9">Exercícios realizados</text:p>
            </text:list-item>
            <text:list-item>
              <text:p text:style-name="P9">Peso (kg) e número de repetições</text:p>
            </text:list-item>
            <text:list-item>
              <text:p text:style-name="P9">Possibilidade de adicionar novo exercício manualmente</text:p>
            </text:list-item>
          </text:list>
        </text:list-item>
        <text:list-item>
          <text:p text:style-name="P9"><text:span text:style-name="Strong_20_Emphasis">Visualização básica:</text:span></text:p>
          <text:list>
            <text:list-item>
              <text:p text:style-name="P9">Lista de treinos realizados</text:p>
            </text:list-item>
            <text:list-item>
              <text:p text:style-name="P9">Filtro por data</text:p>
            </text:list-item>
          </text:list>
        </text:list-item>
        <text:list-item>
          <text:p text:style-name="P9"><text:span text:style-name="Strong_20_Emphasis">Gráfico de frequência de treino:</text:span></text:p>
          <text:list>
            <text:list-item>
              <text:p text:style-name="P9">Gráfico simples (ex: barras ou linha) mostrando dias com treino realizado</text:p>
            </text:list-item>
          </text:list>
        </text:list-item>
      </text:list>
      <text:p text:style-name="P2"/>
      <text:p text:style-name="P2"/>
      <text:h text:style-name="P1" text:outline-level="3">🔄 <text:span text:style-name="Strong_20_Emphasis">Melhorias futuras (v1.1 ou v2.0)</text:span></text:h>
      <text:p text:style-name="Text_20_body">Você pode deixar essas pra depois que o MVP estiver rodando:</text:p>
      <text:list text:style-name="L2">
        <text:list-item>
          <text:p text:style-name="P10"><text:span text:style-name="Strong_20_Emphasis">Progressão de carga por exercício:</text:span></text:p>
          <text:list>
            <text:list-item>
              <text:p text:style-name="P10">Gráfico mostrando evolução do peso usado ao longo do tempo em um exercício específico</text:p>
            </text:list-item>
          </text:list>
        </text:list-item>
        <text:list-item>
          <text:p text:style-name="P10"><text:span text:style-name="Strong_20_Emphasis">Intervalo de tempo customizável para gráficos:</text:span></text:p>
          <text:list>
            <text:list-item>
              <text:p text:style-name="P10">Usuário seleciona período (últimos 7 dias, mês, etc.)</text:p>
            </text:list-item>
          </text:list>
        </text:list-item>
        <text:list-item>
          <text:p text:style-name="P10"><text:soft-page-break/><text:span text:style-name="Strong_20_Emphasis">Classificação automática dos grupos musculares:</text:span></text:p>
          <text:list>
            <text:list-item>
              <text:p text:style-name="P10">App reconhece automaticamente a qual grupo o exercício pertence (com base em um banco pré-cadastrado)</text:p>
            </text:list-item>
          </text:list>
        </text:list-item>
        <text:list-item>
          <text:p text:style-name="P10"><text:span text:style-name="Strong_20_Emphasis">Backup/armazenamento em nuvem:</text:span></text:p>
          <text:list>
            <text:list-item>
              <text:p text:style-name="P10">Firebase, Supabase ou similar</text:p>
            </text:list-item>
          </text:list>
        </text:list-item>
      </text:list>
      <text:p text:style-name="P2"/>
      <text:p text:style-name="P2">💡 <text:span text:style-name="Strong_20_Emphasis">Extras/ideias soltas</text:span> </text:p>
      <text:list text:style-name="L3">
        <text:list-item>
          <text:p text:style-name="P3">Treinos sugeridos com base em frequência;</text:p>
        </text:list-item>
        <text:list-item>
          <text:p text:style-name="P3">Notificações para manter constância;</text:p>
        </text:list-item>
        <text:list-item>
          <text:p text:style-name="P3">Modo offline/sincronização;</text:p>
        </text:list-item>
        <text:list-item>
          <text:p text:style-name="P3">Relatórios mensais em PDF;</text:p>
        </text:list-item>
        <text:list-item>
          <text:p text:style-name="P3">Integração com calendário – Google Calendar ou push de lembrete.</text:p>
        </text:list-item>
      </text:list>
      <text:p text:style-name="P4"/>
      <text:p text:style-name="P4"/>
      <text:p text:style-name="P4">🧠 Lógica do sistema (teoria rápida): </text:p>
      <text:p text:style-name="P6">Cadastro</text:p>
      <text:list text:style-name="L4">
        <text:list-item>
          <text:p text:style-name="P5">Usuário digita nome de usuário e senha;</text:p>
        </text:list-item>
        <text:list-item>
          <text:p text:style-name="P5">Sistema verifica se já existe esse usuário cadastrado;</text:p>
        </text:list-item>
        <text:list-item>
          <text:p text:style-name="P5">Se não existir, exibe a mensagem de usuário inexistente;</text:p>
        </text:list-item>
        <text:list-item>
          <text:p text:style-name="P5">Usuário clica em cadastrar usuário, salva seus dados em um arquivo JSON.</text:p>
        </text:list-item>
      </text:list>
      <text:p text:style-name="P6">Login</text:p>
      <text:list text:style-name="L5">
        <text:list-item>
          <text:p text:style-name="P7">Usuário digita nome e senha;</text:p>
        </text:list-item>
        <text:list-item>
          <text:p text:style-name="P7">Sistema verifica se esse nome está no JSON e se a senha bate.</text:p>
        </text:list-item>
      </text:list>
      <text:p text:style-name="P8"/>
      <text:p text:style-name="P8">app/</text:p>
      <text:p text:style-name="P8">├── users.json <text:s text:c="8"/># Armazena os dados dos usuários</text:p>
      <text:p text:style-name="P8">├── main.py <text:s text:c="11"/># Script principal do app</text:p>
      <text:p text:style-name="P8">└── auth.py <text:s text:c="11"/># Módulo de autenticação (cadastro/login)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15:05:18.837000000</meta:creation-date>
    <dc:date>2025-04-14T15:31:10.481000000</dc:date>
    <meta:editing-duration>PT3M36S</meta:editing-duration>
    <meta:editing-cycles>1</meta:editing-cycles>
    <meta:document-statistic meta:table-count="0" meta:image-count="0" meta:object-count="0" meta:page-count="2" meta:paragraph-count="48" meta:word-count="417" meta:character-count="2522" meta:non-whitespace-character-count="2151"/>
    <meta:generator>LibreOffice/24.2.3.2$Windows_X86_64 LibreOffice_project/433d9c2ded56988e8a90e6b2e771ee4e6a5ab2ba</meta:generator>
  </office:meta>
</office:document-meta>
</file>